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06000000EB4DC6EB136C2744D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avid Libre" svg:font-family="'David Libre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ef" svg:font-family="Alef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PAGothic" svg:font-family="IPAGothic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93in" fo:margin-left="0in" fo:margin-top="0in" fo:margin-bottom="0in" table:align="left" style:writing-mode="rl-tb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3.1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598" fo:padding-left="0.0785in" fo:padding-right="0.075in" fo:padding-top="0in" fo:padding-bottom="0in" fo:border="0.5pt solid #000000" style:writing-mode="rl-tb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 style:writing-mode="rl-tb"/>
    </style:style>
    <style:style style:name="Table1.B2" style:family="table-cell">
      <style:table-cell-properties fo:padding-left="0.0785in" fo:padding-right="0.075in" fo:padding-top="0in" fo:padding-bottom="0in" fo:border="0.5pt solid #000000" style:writing-mode="rl-tb"/>
    </style:style>
    <style:style style:name="Table1.3" style:family="table-row">
      <style:table-row-properties style:min-row-height="0.3368in" fo:keep-together="always"/>
    </style:style>
    <style:style style:name="Table1.A3" style:family="table-cell">
      <style:table-cell-properties fo:padding-left="0.0785in" fo:padding-right="0.075in" fo:padding-top="0in" fo:padding-bottom="0in" fo:border="0.5pt solid #000000" style:writing-mode="rl-tb"/>
    </style:style>
    <style:style style:name="Table1.A4" style:family="table-cell">
      <style:table-cell-properties fo:padding-left="0.0785in" fo:padding-right="0.075in" fo:padding-top="0in" fo:padding-bottom="0in" fo:border="0.5pt solid #000000" style:writing-mode="rl-tb"/>
    </style:style>
    <style:style style:name="Table1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 style:writing-mode="rl-tb"/>
    </style:style>
    <style:style style:name="Table1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 style:writing-mode="rl-tb"/>
    </style:style>
    <style:style style:name="Table1.A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 style:writing-mode="rl-tb"/>
    </style:style>
    <style:style style:name="Table1.A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 style:writing-mode="rl-tb"/>
    </style:style>
    <style:style style:name="Table1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 style:writing-mode="rl-tb"/>
    </style:style>
    <style:style style:name="Table3" style:family="table">
      <style:table-properties style:width="5.9056in" table:align="right" style:writing-mode="rl-tb"/>
    </style:style>
    <style:style style:name="Table3.A" style:family="table-column">
      <style:table-column-properties style:column-width="0.6201in"/>
    </style:style>
    <style:style style:name="Table3.B" style:family="table-column">
      <style:table-column-properties style:column-width="0.8563in"/>
    </style:style>
    <style:style style:name="Table3.C" style:family="table-column">
      <style:table-column-properties style:column-width="0.5667in"/>
    </style:style>
    <style:style style:name="Table3.D" style:family="table-column">
      <style:table-column-properties style:column-width="0.9097in"/>
    </style:style>
    <style:style style:name="Table3.E" style:family="table-column">
      <style:table-column-properties style:column-width="0.7382in"/>
    </style:style>
    <style:style style:name="Table3.A1" style:family="table-cell">
      <style:table-cell-properties fo:background-color="#00b6b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fff45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f04e4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background-color="#f37b70" fo:padding="0.0382in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background-color="#fff685" fo:padding="0.0382in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993in" fo:margin-left="0in" fo:margin-top="0in" fo:margin-bottom="0in" table:align="left" style:writing-mode="rl-tb"/>
    </style:style>
    <style:style style:name="Table2.A" style:family="table-column">
      <style:table-column-properties style:column-width="2.7486in"/>
    </style:style>
    <style:style style:name="Table2.B" style:family="table-column">
      <style:table-column-properties style:column-width="3.150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598" fo:padding-left="0.0785in" fo:padding-right="0.075in" fo:padding-top="0in" fo:padding-bottom="0in" fo:border="0.5pt solid #000000" style:writing-mode="rl-tb">
        <style:background-image/>
      </style:table-cell-properties>
    </style:style>
    <style:style style:name="Table2.2" style:family="table-row">
      <style:table-row-properties style:min-row-height="0.4521in" fo:keep-together="auto"/>
    </style:style>
    <style:style style:name="Table2.A2" style:family="table-cell">
      <style:table-cell-properties fo:padding-left="0.0785in" fo:padding-right="0.075in" fo:padding-top="0in" fo:padding-bottom="0in" fo:border="0.5pt solid #000000" style:writing-mode="rl-tb"/>
    </style:style>
    <style:style style:name="Table2.B2" style:family="table-cell">
      <style:table-cell-properties fo:padding-left="0.0785in" fo:padding-right="0.075in" fo:padding-top="0in" fo:padding-bottom="0in" fo:border="0.5pt solid #000000" style:writing-mode="rl-tb"/>
    </style:style>
    <style:style style:name="P1" style:family="paragraph" style:parent-style-name="Header">
      <style:paragraph-properties>
        <style:tab-stops>
          <style:tab-stop style:position="1.9681in" style:type="center"/>
          <style:tab-stop style:position="5.7681in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left="-0.0984in" fo:margin-right="-0.0402in" fo:text-align="start" style:justify-single-word="false" fo:text-indent="0in" style:auto-text-indent="false" style:writing-mode="lr-tb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text-properties officeooo:paragraph-rsid="002dbd53"/>
    </style:style>
    <style:style style:name="P5" style:family="paragraph" style:parent-style-name="Standard">
      <style:text-properties officeooo:paragraph-rsid="00572712"/>
    </style:style>
    <style:style style:name="P6" style:family="paragraph" style:parent-style-name="Heading_20_1">
      <style:paragraph-properties fo:break-before="page"/>
      <style:text-properties officeooo:paragraph-rsid="0038cd16"/>
    </style:style>
    <style:style style:name="P7" style:family="paragraph" style:parent-style-name="Heading_20_2">
      <style:paragraph-properties fo:break-before="page"/>
      <style:text-properties officeooo:paragraph-rsid="00572712"/>
    </style:style>
    <style:style style:name="P8" style:family="paragraph" style:parent-style-name="Table_20_Contents">
      <style:text-properties officeooo:paragraph-rsid="0038cd16"/>
    </style:style>
    <style:style style:name="P9" style:family="paragraph" style:parent-style-name="Table_20_Contents">
      <style:text-properties fo:font-style="italic" fo:font-weight="bold" officeooo:paragraph-rsid="0038cd16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ize="8pt" officeooo:paragraph-rsid="002dbd53" style:font-size-asian="8pt" style:font-size-complex="8pt"/>
    </style:style>
    <style:style style:name="P11" style:family="paragraph" style:parent-style-name="Table_20_Contents">
      <style:text-properties fo:font-size="8pt" officeooo:rsid="0012ae32" officeooo:paragraph-rsid="002dbd53" style:font-size-asian="8pt" style:font-size-complex="8pt"/>
    </style:style>
    <style:style style:name="P12" style:family="paragraph" style:parent-style-name="Table_20_Contents">
      <style:text-properties fo:font-size="8pt" officeooo:rsid="00149d05" officeooo:paragraph-rsid="002dbd53" style:font-size-asian="8pt" style:font-size-complex="8pt"/>
    </style:style>
    <style:style style:name="P13" style:family="paragraph" style:parent-style-name="Table_20_Contents">
      <style:text-properties fo:font-size="8pt" officeooo:rsid="0052a172" officeooo:paragraph-rsid="0052a172" style:font-size-asian="8pt" style:font-size-complex="8pt"/>
    </style:style>
    <style:style style:name="P14" style:family="paragraph" style:parent-style-name="Table_20_Contents">
      <style:text-properties fo:font-size="8pt" officeooo:rsid="00549736" officeooo:paragraph-rsid="00549736" style:font-size-asian="8pt" style:font-size-complex="8pt"/>
    </style:style>
    <style:style style:name="P15" style:family="paragraph" style:parent-style-name="Table_20_Contents">
      <style:text-properties fo:font-size="8pt" officeooo:paragraph-rsid="00572712" style:font-size-asian="8pt" style:font-size-complex="8pt"/>
    </style:style>
    <style:style style:name="P16" style:family="paragraph" style:parent-style-name="Table_20_Contents">
      <style:text-properties fo:font-size="8pt" officeooo:rsid="00516822" officeooo:paragraph-rsid="00516822" style:font-size-asian="8pt" style:font-name-complex="Liberation Sans" style:font-size-complex="8pt"/>
    </style:style>
    <style:style style:name="P17" style:family="paragraph" style:parent-style-name="Table_20_Contents">
      <style:paragraph-properties fo:text-align="end" style:justify-single-word="false"/>
      <style:text-properties officeooo:rsid="0055148b" officeooo:paragraph-rsid="0055bd64"/>
    </style:style>
    <style:style style:name="P18" style:family="paragraph" style:parent-style-name="Table_20_Contents">
      <style:paragraph-properties fo:text-align="end" style:justify-single-word="false"/>
      <style:text-properties officeooo:paragraph-rsid="00597d73"/>
    </style:style>
    <style:style style:name="P19" style:family="paragraph" style:parent-style-name="Table_20_Contents">
      <style:paragraph-properties fo:text-align="end" style:justify-single-word="false" style:writing-mode="rl-tb"/>
    </style:style>
    <style:style style:name="P20" style:family="paragraph" style:parent-style-name="Table_20_Contents">
      <style:paragraph-properties fo:text-align="end" style:justify-single-word="false" style:writing-mode="rl-tb"/>
      <style:text-properties officeooo:paragraph-rsid="00597d73"/>
    </style:style>
    <style:style style:name="P21" style:family="paragraph" style:parent-style-name="Table_20_Heading">
      <style:text-properties fo:color="#000000" fo:font-size="8pt" officeooo:paragraph-rsid="00572712" style:font-size-asian="8pt" style:font-size-complex="8pt"/>
    </style:style>
    <style:style style:name="P22" style:family="paragraph" style:parent-style-name="Heading_20_1">
      <style:paragraph-properties style:writing-mode="lr-tb"/>
      <style:text-properties fo:color="#009598" officeooo:paragraph-rsid="0038cd16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paragraph-properties fo:text-align="end" style:justify-single-word="false"/>
      <style:text-properties officeooo:rsid="0059c83b" officeooo:paragraph-rsid="0059c83b"/>
    </style:style>
    <style:style style:name="P25" style:family="paragraph" style:parent-style-name="Title" style:master-page-name="Standard">
      <style:paragraph-properties style:page-number="auto"/>
    </style:style>
    <style:style style:name="P26" style:family="paragraph" style:parent-style-name="List_20_Paragraph" style:list-style-name="L2">
      <style:text-properties officeooo:paragraph-rsid="004f7eb7"/>
    </style:style>
    <style:style style:name="P27" style:family="paragraph" style:parent-style-name="List_20_Paragraph" style:list-style-name="L2">
      <style:paragraph-properties fo:text-align="end" style:justify-single-word="false"/>
      <style:text-properties officeooo:paragraph-rsid="004f7eb7"/>
    </style:style>
    <style:style style:name="P28" style:family="paragraph" style:parent-style-name="Table_20_Contents" style:list-style-name="L1">
      <style:text-properties officeooo:paragraph-rsid="0038cd16"/>
    </style:style>
    <style:style style:name="P29" style:family="paragraph" style:parent-style-name="Table_20_Contents" style:list-style-name="L1">
      <style:text-properties officeooo:rsid="0042a57b" officeooo:paragraph-rsid="0042a57b"/>
    </style:style>
    <style:style style:name="P30" style:family="paragraph" style:parent-style-name="Table_20_Contents" style:list-style-name="L1">
      <style:text-properties officeooo:rsid="00435745" officeooo:paragraph-rsid="00435745"/>
    </style:style>
    <style:style style:name="P31" style:family="paragraph" style:parent-style-name="Table_20_Contents" style:list-style-name="L1">
      <style:text-properties officeooo:rsid="00490b1a" officeooo:paragraph-rsid="00490b1a"/>
    </style:style>
    <style:style style:name="P32" style:family="paragraph" style:parent-style-name="Table_20_Contents" style:list-style-name="L1">
      <style:text-properties officeooo:rsid="005c2d90" officeooo:paragraph-rsid="005c2d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bd64" style:font-weight-asian="bold" style:font-weight-complex="bold"/>
    </style:style>
    <style:style style:name="T3" style:family="text">
      <style:text-properties fo:font-weight="bold" officeooo:rsid="00597d73" style:font-weight-asian="bold" style:font-weight-complex="bold"/>
    </style:style>
    <style:style style:name="T4" style:family="text">
      <style:text-properties officeooo:rsid="0022f80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officeooo:rsid="00597d73" style:font-size-asian="12pt" style:font-weight-asian="bold" style:font-name-complex="Liberation Sans" style:font-size-complex="12pt" style:font-weight-complex="bold"/>
    </style:style>
    <style:style style:name="T7" style:family="text">
      <style:text-properties fo:font-size="12pt" fo:font-weight="bold" officeooo:rsid="005992a4" style:font-size-asian="12pt" style:font-weight-asian="bold" style:font-name-complex="Liberation Sans" style:font-size-complex="12pt" style:font-weight-complex="bold"/>
    </style:style>
    <style:style style:name="T8" style:family="text">
      <style:text-properties fo:font-size="12pt" fo:font-weight="normal" officeooo:rsid="00597d73" style:font-size-asian="12pt" style:font-weight-asian="normal" style:font-name-complex="Liberation Sans" style:font-size-complex="12pt" style:font-weight-complex="normal"/>
    </style:style>
    <style:style style:name="T9" style:family="text">
      <style:text-properties officeooo:rsid="00307f7f"/>
    </style:style>
    <style:style style:name="T10" style:family="text">
      <style:text-properties officeooo:rsid="004018d8"/>
    </style:style>
    <style:style style:name="T11" style:family="text">
      <style:text-properties officeooo:rsid="0049453b"/>
    </style:style>
    <style:style style:name="T12" style:family="text">
      <style:text-properties officeooo:rsid="004aa235"/>
    </style:style>
    <style:style style:name="T13" style:family="text">
      <style:text-properties style:font-name="Liberation Sans" fo:font-size="12pt" officeooo:rsid="004d97a3" style:font-name-asian="Times New Roman" style:font-size-asian="12pt" style:language-asian="he" style:country-asian="IL" style:font-name-complex="Liberation Sans" style:font-size-complex="12pt"/>
    </style:style>
    <style:style style:name="T14" style:family="text">
      <style:text-properties officeooo:rsid="004e2a48"/>
    </style:style>
    <style:style style:name="T15" style:family="text">
      <style:text-properties officeooo:rsid="004eb480"/>
    </style:style>
    <style:style style:name="T16" style:family="text">
      <style:text-properties officeooo:rsid="00543b27"/>
    </style:style>
    <style:style style:name="T17" style:family="text">
      <style:text-properties officeooo:rsid="0055bd64"/>
    </style:style>
    <style:style style:name="T18" style:family="text">
      <style:text-properties fo:font-weight="normal" officeooo:rsid="00597d73" style:font-weight-asian="normal" style:font-weight-complex="normal"/>
    </style:style>
    <style:style style:name="T19" style:family="text">
      <style:text-properties officeooo:rsid="005c2d90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המחלקה להנדסת תוכנה</text:p>
      <text:p text:style-name="Title">קורס פרויקט גמר בהנדסת תוכנה– מספר 10051</text:p>
      <text:p text:style-name="Title">לו"ז לדו"ח בטא 2021 – סמסטר ב'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Heading">פרטי הפרויקט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<text:span text:style-name="T1">סטודנט</text:span> – שם: שלמה <text:span text:style-name="T5">יצחק</text:span> שוורץ</text:p>
            <text:p text:style-name="Table_20_Contents">מספר ת. זהות: 302163548</text:p>
          </table:table-cell>
          <table:table-cell table:style-name="Table1.B2" office:value-type="string">
            <text:p text:style-name="Table_20_Contents"><text:span text:style-name="T1">מנחה אקדמי</text:span> – שם: מר זחיקה איהאב</text:p>
          </table:table-cell>
        </table:table-row>
        <table:table-row table:style-name="Table1.3">
          <table:table-cell table:style-name="Table1.A3" table:number-columns-spanned="2" office:value-type="string">
            <text:p text:style-name="Table_20_Contents"><text:span text:style-name="T1">כותרת פרויקט הגמר בעברית:</text:span> מזכירה ממוחשבת לרופאים פרטיים</text:p>
          </table:table-cell>
          <table:covered-table-cell/>
        </table:table-row>
        <table:table-row table:style-name="Table1.3">
          <table:table-cell table:style-name="Table1.A4" table:number-columns-spanned="2" office:value-type="string">
            <text:p text:style-name="P19"><text:span text:style-name="T1">כותרת פרויקט הגמר באנגלית:</text:span> Computerized Secretary for Private Doctors</text:p>
          </table:table-cell>
          <table:covered-table-cell/>
        </table:table-row>
        <table:table-row table:style-name="Table1.3">
          <table:table-cell table:style-name="Table1.A5" table:number-columns-spanned="2" office:value-type="string">
            <text:p text:style-name="P23"><text:span text:style-name="T2">כתובת אפליקציית הרשת:</text:span><text:span text:style-name="T17"> </text:span><text:a xlink:type="simple" xlink:href="https://csfpd-da7e7.web.app/" text:style-name="Internet_20_link" text:visited-style-name="Visited_20_Internet_20_Link">https://csfpd-da7e7.web.app</text:a></text:p>
            <text:p text:style-name="P24"><text:span text:style-name="T1">שם משתמש:</text:span> student@csfpd.web</text:p>
            <text:p text:style-name="P24"><text:span text:style-name="T1">סיסמה:</text:span> 123456</text:p>
          </table:table-cell>
          <table:covered-table-cell/>
        </table:table-row>
        <table:table-row table:style-name="Table1.3">
          <table:table-cell table:style-name="Table1.A7" table:number-columns-spanned="2" office:value-type="string">
            <text:p text:style-name="P17"><text:span text:style-name="T1">סרטון:</text:span> <text:a xlink:type="simple" xlink:href="https://www.dropbox.com/s/238n684gkdl68ma/CSFPD%20-%20Beta.mkv?dl=0" text:style-name="Internet_20_link" text:visited-style-name="Visited_20_Internet_20_Link">https://www.dropbox.com/s/238n684gkdl68ma/CSFPD%20-%20Beta.mkv?dl=0</text:a></text:p>
          </table:table-cell>
          <table:covered-table-cell/>
        </table:table-row>
        <table:table-row table:style-name="Table1.3">
          <table:table-cell table:style-name="Table1.A7" table:number-columns-spanned="2" office:value-type="string">
            <text:p text:style-name="P20"><text:span text:style-name="T3">גיט:</text:span><text:span text:style-name="T18"> </text:span><text:a xlink:type="simple" xlink:href="https://github.com/Lestibournes/Computerized-Secretary-for-Doctors" text:style-name="Internet_20_link" text:visited-style-name="Visited_20_Internet_20_Link"><text:span text:style-name="T18">https://github.com/Lestibournes/Computerized-Secretary-for-Doctors</text:span></text:a></text:p>
          </table:table-cell>
          <table:covered-table-cell/>
        </table:table-row>
        <table:table-row table:style-name="Table1.3">
          <table:table-cell table:style-name="Table1.A8" table:number-columns-spanned="2" office:value-type="string">
            <text:p text:style-name="P18"><text:span text:style-name="T3">ניהול פרוייקט:</text:span><text:span text:style-name="T18"> </text:span><text:a xlink:type="simple" xlink:href="https://github.com/Lestibournes/Computerized-Secretary-for-Doctors/projects/1" text:style-name="Internet_20_link" text:visited-style-name="Visited_20_Internet_20_Link"><text:span text:style-name="T18">https://github.com/Lestibournes/Computerized-Secretary-for-Doctors/projects/1</text:span></text:a></text:p>
          </table:table-cell>
          <table:covered-table-cell/>
        </table:table-row>
        <table:table-row table:style-name="Table1.3">
          <table:table-cell table:style-name="Table1.A9" table:number-columns-spanned="2" office:value-type="string">
            <text:p text:style-name="P18"><text:span text:style-name="T7">דיווחים</text:span><text:span text:style-name="T6">:</text:span><text:span text:style-name="T8"> </text:span><text:a xlink:type="simple" xlink:href="https://github.com/Lestibournes/Computerized-Secretary-for-Doctors/issues" text:style-name="Internet_20_link" text:visited-style-name="Visited_20_Internet_20_Link"><text:span text:style-name="T8">https://github.com/Lestibournes/Computerized-Secretary-for-Doctors/issues</text:span></text:a></text:p>
          </table:table-cell>
          <table:covered-table-cell/>
        </table:table-row>
      </table:table>
      <text:h text:style-name="P22" text:outline-level="1"/>
      <text:h text:style-name="P6" text:outline-level="1">דו"ח</text:h>
      <text:h text:style-name="Heading_20_2" text:outline-level="2">תיאור ההתקדמות בפרויקט</text:h>
      <text:p text:style-name="P8">יושמו החלקים הבאים של האתר:</text:p>
      <text:list xml:id="list2486090211" text:style-name="L1">
        <text:list-item>
          <text:p text:style-name="P28">רישום וכניסת משתמשים</text:p>
        </text:list-item>
        <text:list-item>
          <text:p text:style-name="P28">חיפוש רופאים (יוסר מאחר שנוגד את רצון הלקוח)</text:p>
        </text:list-item>
        <text:list-item>
          <text:p text:style-name="P28">קביעת תורים <text:span text:style-name="T19">עם אורך זמן משתנה לפי סוג התור</text:span></text:p>
        </text:list-item>
        <text:list-item>
          <text:p text:style-name="P28">צפייה ברשימת תורים עתידיים</text:p>
        </text:list-item>
        <text:list-item>
          <text:p text:style-name="P28">שינוי וביטול תורים</text:p>
        </text:list-item>
        <text:list-item>
          <text:p text:style-name="P29">יצירת פרופיל רופא עם תחומי התמחות</text:p>
        </text:list-item>
        <text:list-item>
          <text:p text:style-name="P29">יצירת מרפאות וצירוף רופאים ומזכירות</text:p>
        </text:list-item>
        <text:list-item>
          <text:p text:style-name="P30">יצירת לוחות זמנים לקבלת קהל</text:p>
        </text:list-item>
        <text:list-item>
          <text:p text:style-name="P32">יצירת סוגים שונים של תורים עם אורכי זמן שונים</text:p>
        </text:list-item>
        <text:list-item>
          <text:p text:style-name="P30">יומן תורים שבועי עבור הרופאים</text:p>
        </text:list-item>
        <text:list-item>
          <text:p text:style-name="P31">סימון הגעת מטופלים</text:p>
        </text:list-item>
      </text:list>
      <text:h text:style-name="Heading_20_2" text:outline-level="2">מצב תוצרי הפרויקט</text:h>
      <text:p text:style-name="P9">פרויקט יזמות – יש משתמשים פעילים במערכת?</text:p>
      <text:p text:style-name="P8">לא. יש משתמשים שניסו את המערכת, אבל היא לא בשלה מספיק לשימוש.</text:p>
      <text:h text:style-name="Heading_20_2" text:outline-level="2">התכנית לסיום</text:h>
      <text:list xml:id="list2876485309" text:style-name="L2">
        <text:list-item>
          <text:p text:style-name="P26">שבוע <text:span text:style-name="T10">9</text:span> (<text:span text:style-name="T13">16</text:span> במאי עד 20 במאי): כתיב<text:span text:style-name="T9">ה והגשה של</text:span> דו"ח <text:span text:style-name="T9">הבטא. </text:span><text:span text:style-name="T11">יישום של ניהול פרטי מרפאה</text:span><text:span text:style-name="T12"> </text:span><text:span text:style-name="T13">ו</text:span><text:span text:style-name="T12">יצירת אתר כאילו נפרד לכל רופא או מרפאה.</text:span></text:p>
        </text:list-item>
        <text:list-item>
          <text:p text:style-name="P26">שבוע <text:span text:style-name="T10">11-12</text:span> (23 במאי עד 5 ביוני): יישום של מערכת <text:span text:style-name="T14">תכתובות</text:span>, פרטי תור, <text:span text:style-name="T14">ו</text:span>חיפוש הערות ביקור.</text:p>
        </text:list-item>
        <text:list-item>
          <text:p text:style-name="P26">שבוע 1<text:span text:style-name="T10">2-13</text:span> (6 ביוני עד 19 ביוני): <text:span text:style-name="T15">תזכורות תורים, </text:span><text:span text:style-name="T16">תרגום הממשק,</text:span><text:span text:style-name="T15"> בדיקות, פידבק.</text:span></text:p>
        </text:list-item>
        <text:list-item>
          <text:p text:style-name="P27">שבוע 14 (20 ביוני עד 8 ביולי): כתיב<text:span text:style-name="T9">ה והגשה של</text:span> דו"ח <text:span text:style-name="T9">הסיום.</text:span></text:p>
        </text:list-item>
      </text:list>
      <text:h text:style-name="P7" text:outline-level="2">עדכון סיכונים בפרוייקט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4"/>
        <table:table-row table:style-name="TableLine94327023126800">
          <table:table-cell table:style-name="Table3.A1" office:value-type="string">
            <text:p text:style-name="P21">עדיפות</text:p>
          </table:table-cell>
          <table:table-cell table:style-name="Table3.A1" office:value-type="string">
            <text:p text:style-name="P21">תיאור הסיכון</text:p>
          </table:table-cell>
          <table:table-cell table:style-name="Table3.A1" office:value-type="string">
            <text:p text:style-name="P21">בעלים</text:p>
          </table:table-cell>
          <table:table-cell table:style-name="Table3.A1" office:value-type="string">
            <text:p text:style-name="P21">השפעה אפשרית</text:p>
          </table:table-cell>
          <table:table-cell table:style-name="Table3.E1" office:value-type="string">
            <text:p text:style-name="P21">התסברות</text:p>
          </table:table-cell>
          <table:table-cell table:style-name="Table3.E1" office:value-type="string">
            <text:p text:style-name="P21">חומרת השפעה</text:p>
          </table:table-cell>
          <table:table-cell table:style-name="Table3.E1" office:value-type="string">
            <text:p text:style-name="P21">רמת סיכון</text:p>
          </table:table-cell>
          <table:table-cell table:style-name="Table3.H1" office:value-type="string">
            <text:p text:style-name="P21">התמודדות</text:p>
          </table:table-cell>
        </table:table-row>
        <table:table-row table:style-name="TableLine94327022970224">
          <table:table-cell table:style-name="Table3.A2" office:value-type="string">
            <text:p text:style-name="P15">1</text:p>
          </table:table-cell>
          <table:table-cell table:style-name="Table3.B2" office:value-type="string">
            <text:p text:style-name="P15">פרצות אבטחה או בעיות במידור המידע בין המשתמשים</text:p>
          </table:table-cell>
          <table:table-cell table:style-name="Table3.C2" office:value-type="string">
            <text:p text:style-name="P15">המפתח (אני)</text:p>
          </table:table-cell>
          <table:table-cell table:style-name="Table3.D2" office:value-type="string">
            <text:p text:style-name="P15">מערכת שאינה שומרת על הפרטיות אינה שמישה בעולם האמיתי</text:p>
          </table:table-cell>
          <table:table-cell table:style-name="Table3.E2" office:value-type="string">
            <text:p text:style-name="P10">0.9</text:p>
          </table:table-cell>
          <table:table-cell table:style-name="Table3.F2" office:value-type="string">
            <text:p text:style-name="P10">קריטית</text:p>
          </table:table-cell>
          <table:table-cell table:style-name="Table3.G2" office:value-type="string">
            <text:p text:style-name="P10">1</text:p>
          </table:table-cell>
          <table:table-cell table:style-name="Table3.H2" office:value-type="string">
            <text:p text:style-name="P10">ייעוץ חיצוני של מומחה אבטחה</text:p>
          </table:table-cell>
        </table:table-row>
        <table:table-row table:style-name="TableLine94327023834096">
          <table:table-cell table:style-name="Table3.A3" office:value-type="string">
            <text:p text:style-name="P15">2</text:p>
          </table:table-cell>
          <table:table-cell table:style-name="Table3.B3" office:value-type="string">
            <text:p text:style-name="P15">לו"ז אופטימיסטי מידי</text:p>
          </table:table-cell>
          <table:table-cell table:style-name="Table3.C3" office:value-type="string">
            <text:p text:style-name="P15">המפתח (אני)</text:p>
          </table:table-cell>
          <table:table-cell table:style-name="Table3.D3" office:value-type="string">
            <text:p text:style-name="P15">אין מספיק זמן לפתח כל תכונה</text:p>
          </table:table-cell>
          <table:table-cell table:style-name="Table3.E3" office:value-type="string">
            <text:p text:style-name="P11">1</text:p>
          </table:table-cell>
          <table:table-cell table:style-name="Table3.F3" office:value-type="string">
            <text:p text:style-name="P16">קריטית</text:p>
          </table:table-cell>
          <table:table-cell table:style-name="Table3.G3" office:value-type="string">
            <text:p text:style-name="P13">1</text:p>
          </table:table-cell>
          <table:table-cell table:style-name="Table3.H3" office:value-type="string">
            <text:p text:style-name="P12">לחתוך את מה שאין זמן ליישם <text:span text:style-name="T4">(אפליקציה לאנדרואיד, תפריט טלפוני)</text:span></text:p>
          </table:table-cell>
        </table:table-row>
        <table:table-row table:style-name="TableLine94327024142720">
          <table:table-cell table:style-name="Table3.A4" office:value-type="string">
            <text:p text:style-name="P15">3</text:p>
          </table:table-cell>
          <table:table-cell table:style-name="Table3.B4" office:value-type="string">
            <text:p text:style-name="P15">לא לקבל משובים מספיקים מהלקוחות</text:p>
          </table:table-cell>
          <table:table-cell table:style-name="Table3.C4" office:value-type="string">
            <text:p text:style-name="P15">המפתח (אני)</text:p>
          </table:table-cell>
          <table:table-cell table:style-name="Table3.D4" office:value-type="string">
            <text:p text:style-name="P15">לא יודע מה הבעיות ומה חסר</text:p>
          </table:table-cell>
          <table:table-cell table:style-name="Table3.E4" office:value-type="string">
            <text:p text:style-name="P14">0.75</text:p>
          </table:table-cell>
          <table:table-cell table:style-name="Table3.F4" office:value-type="string">
            <text:p text:style-name="P10">בינונית</text:p>
          </table:table-cell>
          <table:table-cell table:style-name="Table3.G3" office:value-type="string">
            <text:p text:style-name="P10">3</text:p>
          </table:table-cell>
          <table:table-cell table:style-name="Table3.H4" office:value-type="string">
            <text:p text:style-name="P10">להביא את המערכת בפני הלקוחות בתדירות מסויימת ולתשאל אותם לעומק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Table_20_Heading">חתימות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able_20_Contents">חתימת הסטודנט: </text:p>
            <text:p text:style-name="Table_20_Contents">תאריך:</text:p>
          </table:table-cell>
          <table:table-cell table:style-name="Table2.B2" office:value-type="string">
            <text:p text:style-name="Table_20_Contents">חתימת המנחה האקדמי:</text:p>
            <text:p text:style-name="Table_20_Contents">תאריך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avid Libre" svg:font-family="'David Libre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ef" svg:font-family="Alef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PAGothic" svg:font-family="IPAGothic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0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0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center" style:justify-single-word="false" fo:orphans="2" fo:widows="2" style:writing-mode="rl-tb"/>
      <style:text-properties fo:font-size="12pt" style:font-size-asian="12pt" style:font-name-complex="Liberation Sans" style:font-family-complex="'Liberation Sans'" style:font-family-generic-complex="swiss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Alef" style:font-family-complex="Ale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" style:font-family-complex="'David Libr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Libre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" style:font-family-complex="'David Libre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text-align="center" style:justify-single-word="false" fo:keep-together="always" fo:keep-with-next="always"/>
      <style:text-properties fo:color="#009598" style:font-name="Cambria" fo:font-family="Cambria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Liberation Sans" style:font-family-complex="'Liberation Sans'" style:font-family-generic-complex="swiss" style:font-pitch-complex="variable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text-align="end" style:justify-single-word="false" fo:keep-together="always" fo:keep-with-next="always"/>
      <style:text-properties fo:color="#009598" style:font-name="Cambria" fo:font-family="Cambria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18">
      <style:paragraph-properties fo:margin-left="0.5in" fo:margin-right="0in" fo:margin-top="0in" fo:margin-bottom="0in" loext:contextual-spacing="true" fo:text-align="end" style:justify-single-word="false" fo:text-indent="0in" style:auto-text-indent="false"/>
      <style:text-properties style:font-name="Liberation Sans" fo:font-family="'Liberation Sans'" style:font-family-generic="swiss" style:font-pitch="variable" fo:font-size="12pt" style:font-name-asian="Times New Roman" style:font-family-asian="'Times New Roman'" style:font-family-generic-asian="system" style:font-pitch-asian="variable" style:font-size-asian="12pt" style:language-asian="he" style:country-asian="IL" style:font-name-complex="Liberation Sans" style:font-family-complex="'Liberation Sans'" style:font-family-generic-complex="swiss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text-align="end" style:justify-single-word="false" text:number-lines="false" text:line-number="0"/>
      <style:text-properties fo:font-size="12pt" style:font-size-asian="12pt" style:font-name-complex="Liberation Sans" style:font-family-complex="'Liberation Sans'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end" style:justify-single-word="false" text:number-lines="false" text:line-number="0"/>
      <style:text-properties fo:color="#ffffff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name-complex="Liberation Sans" style:font-family-complex="'Liberation Sans'" style:font-family-generic-complex="swiss" style:font-pitch-complex="variable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long_5f_text" style:display-name="long_text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181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18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18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181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181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18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181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181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18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302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8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3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9681in" style:type="center"/>
          <style:tab-stop style:position="5.7681in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Standard">
      <style:paragraph-properties fo:margin-left="-0.0984in" fo:margin-right="-0.0402in" fo:text-align="start" style:justify-single-word="false" fo:text-indent="0in" style:auto-text-indent="false" style:writing-mode="lr-tb"/>
      <style:text-properties fo:font-weight="bold" style:font-weight-asian="bold" style:font-name-complex="Calibri1" style:font-weight-complex="bold"/>
    </style:style>
    <style:style style:name="M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957in" fo:margin-bottom="0.4917in" fo:margin-left="1.1811in" fo:margin-right="1.1807in" style:writing-mode="rl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1.55in" fo:margin-left="0in" fo:margin-right="0in" fo:margin-bottom="1.5102in" style:dynamic-spacing="true"/>
      </style:header-style>
      <style:footer-style>
        <style:header-footer-properties fo:min-height="0.7563in" fo:margin-left="0in" fo:margin-right="0in" fo:margin-top="0.71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3" text:anchor-type="char" svg:y="0in" svg:width="7.7083in" svg:height="1.1772in" draw:z-index="2"><draw:image xlink:href="Pictures/1000000000000606000000EB4DC6EB136C2744D1.jpg" xlink:type="simple" xlink:show="embed" xlink:actuate="onLoad" loext:mime-type="image/jpeg"/><svg:desc>33599_meshulav_up</svg:desc></draw:frame></text:p>
        <text:p text:style-name="Header"/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78</meta:editing-cycles>
    <meta:creation-date>2020-03-24T19:36:00</meta:creation-date>
    <dc:date>2021-05-20T15:02:14.806840547</dc:date>
    <meta:editing-duration>PT15H42M53S</meta:editing-duration>
    <meta:generator>LibreOffice/6.4.7.2$Linux_X86_64 LibreOffice_project/40$Build-2</meta:generator>
    <dc:creator>Yitzchak Schwarz</dc:creator>
    <meta:document-statistic meta:table-count="3" meta:image-count="1" meta:object-count="0" meta:page-count="3" meta:paragraph-count="77" meta:word-count="345" meta:character-count="2156" meta:non-whitespace-character-count="1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